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4.881cm"/>
    </style:style>
    <style:style style:name="co5" style:family="table-column">
      <style:table-column-properties fo:break-before="auto" style:column-width="17.637cm"/>
    </style:style>
    <style:style style:name="co6" style:family="table-column">
      <style:table-column-properties fo:break-before="auto" style:column-width="6.685cm"/>
    </style:style>
    <style:style style:name="co7" style:family="table-column">
      <style:table-column-properties fo:break-before="auto" style:column-width="10.102cm"/>
    </style:style>
    <style:style style:name="co8" style:family="table-column">
      <style:table-column-properties fo:break-before="auto" style:column-width="15.981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3.501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2.632cm"/>
    </style:style>
    <style:style style:name="co13" style:family="table-column">
      <style:table-column-properties fo:break-before="auto" style:column-width="6.473cm"/>
    </style:style>
    <style:style style:name="co14" style:family="table-column">
      <style:table-column-properties fo:break-before="auto" style:column-width="6.812cm"/>
    </style:style>
    <style:style style:name="co15" style:family="table-column">
      <style:table-column-properties fo:break-before="auto" style:column-width="14.071cm"/>
    </style:style>
    <style:style style:name="co16" style:family="table-column">
      <style:table-column-properties fo:break-before="auto" style:column-width="10.463cm"/>
    </style:style>
    <style:style style:name="co17" style:family="table-column">
      <style:table-column-properties fo:break-before="auto" style:column-width="10.358cm"/>
    </style:style>
    <style:style style:name="co18" style:family="table-column">
      <style:table-column-properties fo:break-before="auto" style:column-width="13.817cm"/>
    </style:style>
    <style:style style:name="co19" style:family="table-column">
      <style:table-column-properties fo:break-before="auto" style:column-width="4.35cm"/>
    </style:style>
    <style:style style:name="co20" style:family="table-column">
      <style:table-column-properties fo:break-before="auto" style:column-width="4.5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5.348cm"/>
    </style:style>
    <style:style style:name="co25" style:family="table-column">
      <style:table-column-properties fo:break-before="auto" style:column-width="16.385cm"/>
    </style:style>
    <style:style style:name="co26" style:family="table-column">
      <style:table-column-properties fo:break-before="auto" style:column-width="7.853cm"/>
    </style:style>
    <style:style style:name="co27" style:family="table-column">
      <style:table-column-properties fo:break-before="auto" style:column-width="13.434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4.053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4.329cm"/>
    </style:style>
    <style:style style:name="co41" style:family="table-column">
      <style:table-column-properties fo:break-before="auto" style:column-width="5.475cm"/>
    </style:style>
    <style:style style:name="co42" style:family="table-column">
      <style:table-column-properties fo:break-before="auto" style:column-width="17.233cm"/>
    </style:style>
    <style:style style:name="co43" style:family="table-column">
      <style:table-column-properties fo:break-before="auto" style:column-width="9.042cm"/>
    </style:style>
    <style:style style:name="co44" style:family="table-column">
      <style:table-column-properties fo:break-before="auto" style:column-width="9.911cm"/>
    </style:style>
    <style:style style:name="co45" style:family="table-column">
      <style:table-column-properties fo:break-before="auto" style:column-width="13.922cm"/>
    </style:style>
    <style:style style:name="co46" style:family="table-column">
      <style:table-column-properties fo:break-before="auto" style:column-width="4.542cm"/>
    </style:style>
    <style:style style:name="co47" style:family="table-column">
      <style:table-column-properties fo:break-before="auto" style:column-width="3.926cm"/>
    </style:style>
    <style:style style:name="co48" style:family="table-column">
      <style:table-column-properties fo:break-before="auto" style:column-width="2.992cm"/>
    </style:style>
    <style:style style:name="co49" style:family="table-column">
      <style:table-column-properties fo:break-before="auto" style:column-width="4.838cm"/>
    </style:style>
    <style:style style:name="co50" style:family="table-column">
      <style:table-column-properties fo:break-before="auto" style:column-width="14.963cm"/>
    </style:style>
    <style:style style:name="co51" style:family="table-column">
      <style:table-column-properties fo:break-before="auto" style:column-width="8.107cm"/>
    </style:style>
    <style:style style:name="co52" style:family="table-column">
      <style:table-column-properties fo:break-before="auto" style:column-width="11.1cm"/>
    </style:style>
    <style:style style:name="co53" style:family="table-column">
      <style:table-column-properties fo:break-before="auto" style:column-width="13.032cm"/>
    </style:style>
    <style:style style:name="co54" style:family="table-column">
      <style:table-column-properties fo:break-before="auto" style:column-width="4.584cm"/>
    </style:style>
    <style:style style:name="co55" style:family="table-column">
      <style:table-column-properties fo:break-before="auto" style:column-width="4.563cm"/>
    </style:style>
    <style:style style:name="co56" style:family="table-column">
      <style:table-column-properties fo:break-before="auto" style:column-width="4.4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445cm" fo:break-before="auto" style:use-optimal-row-height="true"/>
    </style:style>
    <style:style style:name="ro4" style:family="table-row">
      <style:table-row-properties style:row-height="3.782cm" fo:break-before="auto" style:use-optimal-row-height="true"/>
    </style:style>
    <style:style style:name="ro5" style:family="table-row">
      <style:table-row-properties style:row-height="4.249cm" fo:break-before="auto" style:use-optimal-row-height="true"/>
    </style:style>
    <style:style style:name="ro6" style:family="table-row">
      <style:table-row-properties style:row-height="2.847cm" fo:break-before="auto" style:use-optimal-row-height="true"/>
    </style:style>
    <style:style style:name="ro7" style:family="table-row">
      <style:table-row-properties style:row-height="3.314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ro9" style:family="table-row">
      <style:table-row-properties style:row-height="6.1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visibility of Luma Logo on top left corner of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at Luma Logo is visible on top left corner of </text:p>
            <text:p>Home Page</text:p>
          </table:table-cell>
          <table:table-cell office:value-type="string" calcext:value-type="string">
            <text:p>Luma Logo should be visible on top left corner of Home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visibility of search box on top right corner of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at search box is visible on top right corner of </text:p>
            <text:p>Home Page</text:p>
          </table:table-cell>
          <table:table-cell office:value-type="string" calcext:value-type="string">
            <text:p>Search box should be visible on top right corner of Home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To verify the functionality of Cart icon , user should be redirected to </text:p>
            <text:p>Shopping Cart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art icon</text:p>
          </table:table-cell>
          <table:table-cell table:style-name="ce11" office:value-type="string" calcext:value-type="string">
            <text:p>User should be redirected to Shopping Cart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functionality of search button, user should be able to search </text:p>
            <text:p>desired product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Enter the desired product name in search box</text:p>
            <text:p>2.Click on search button</text:p>
          </table:table-cell>
          <table:table-cell office:value-type="string" calcext:value-type="string">
            <text:p><text:span text:style-name="T4">User should be able to search desired product</text:span>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hat’s New</text:p>
          </table:table-cell>
          <table:table-cell office:value-type="string" calcext:value-type="string">
            <text:p>To verify the functionality of What’s New link text, user should be redirected </text:p>
            <text:p>To What’s new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What’s New link text</text:p>
          </table:table-cell>
          <table:table-cell office:value-type="string" calcext:value-type="string">
            <text:p><text:span text:style-name="T4">User should be redirected to What’s new page</text:span>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Clicking on Jackets option, user should be redirected to Jackets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3.Click on Jackets</text:p>
          </table:table-cell>
          <table:table-cell table:style-name="ce11" office:value-type="string" calcext:value-type="string">
            <text:p>User should be redirected to Jackets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<text:span text:style-name="T4">Clicking on Hoodies &amp; Sweatshirts option, user should be redirected to  </text:span></text:p>
            <text:p><text:span text:style-name="T4">Hoodies &amp; Sweatshirt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<text:span text:style-name="T4">3.Click on Hoodies &amp; Sweatshirts</text:span></text:p>
          </table:table-cell>
          <table:table-cell table:style-name="ce11" office:value-type="string" calcext:value-type="string">
            <text:p><text:span text:style-name="T4">User should be redirected to Hoodies &amp; Sweatshirt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<text:span text:style-name="T4">Clicking on tees option, user should be redirected to  </text:span></text:p>
            <text:p><text:span text:style-name="T4">Tee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<text:span text:style-name="T4">3.Click on Tees</text:span></text:p>
          </table:table-cell>
          <table:table-cell table:style-name="ce11" office:value-type="string" calcext:value-type="string">
            <text:p><text:span text:style-name="T4">User should be redirected to Tee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Bottoms on hovering Bottoms and after </text:p>
            <text:p><text:span text:style-name="T4">Clicking on Pants option, user should be redirected to  Pant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Bottoms</text:p>
            <text:p><text:span text:style-name="T4">3.Click on Pants</text:span></text:p>
          </table:table-cell>
          <table:table-cell table:style-name="ce11" office:value-type="string" calcext:value-type="string">
            <text:p><text:span text:style-name="T4">User should be redirected to Pant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en drop down</text:p>
          </table:table-cell>
          <table:table-cell office:value-type="string" calcext:value-type="string">
            <text:p>To verify that Men drop down leads to Bottoms on hovering Bottoms and after </text:p>
            <text:p><text:span text:style-name="T4">Clicking on Tanks option, user should be redirected to  Tank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Men drop down</text:p>
            <text:p>2.Hovering on Bottoms</text:p>
            <text:p><text:span text:style-name="T4">3.Click on Tanks</text:span></text:p>
          </table:table-cell>
          <table:table-cell table:style-name="ce11" office:value-type="string" calcext:value-type="string">
            <text:p><text:span text:style-name="T4">User should be redirected to Tank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Bags and after </text:p>
            <text:p><text:span text:style-name="T4">Clicking on Bags option, user should be redirected to  Bag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<text:span text:style-name="T4">2.Click on Bags</text:span></text:p>
          </table:table-cell>
          <table:table-cell table:style-name="ce11" office:value-type="string" calcext:value-type="string">
            <text:p><text:span text:style-name="T4">User should be redirected to Bag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Fitness equipment and after </text:p>
            <text:p>Clicking on Fitness equipment option, user should be redirected to  fitness </text:p>
            <text:p>Equipment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2.Click on Fitness equipment</text:p>
          </table:table-cell>
          <table:table-cell office:value-type="string" calcext:value-type="string">
            <text:p>User should be redirected to Fitness equipment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Watches and after </text:p>
            <text:p><text:span text:style-name="T4">Clicking on Watches option, user should be redirected to  watche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<text:span text:style-name="T4">2.Click on Watches</text:span></text:p>
          </table:table-cell>
          <table:table-cell table:style-name="ce11" office:value-type="string" calcext:value-type="string">
            <text:p><text:span text:style-name="T4">User should be redirected to Watche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ining drop down</text:p>
          </table:table-cell>
          <table:table-cell office:value-type="string" calcext:value-type="string">
            <text:p>To verify that Training drop down leads to Video download and after </text:p>
            <text:p><text:span text:style-name="T4">Clicking on Video download option, user should be redirected to  Video </text:span></text:p>
            <text:p><text:span text:style-name="T4">Download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Training drop down</text:p>
            <text:p><text:span text:style-name="T4">2.Click on Video download</text:span></text:p>
          </table:table-cell>
          <table:table-cell table:style-name="ce11" office:value-type="string" calcext:value-type="string">
            <text:p><text:span text:style-name="T4">User should be redirected to Video download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To verify that Sale link text leads to sale page, <text:span text:style-name="T4">user should be redirected to  </text:span></text:p>
            <text:p><text:span text:style-name="T4">Sale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ale link text</text:p>
          </table:table-cell>
          <table:table-cell table:style-name="ce11" office:value-type="string" calcext:value-type="string">
            <text:p><text:span text:style-name="T4">User should be redirected to Sale 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To verify that Shop New Yoga button leads to New Luma Yoga Collection page, <text:span text:style-name="T4">user </text:span></text:p>
            <text:p><text:span text:style-name="T4">should be redirected to  New Luma Yoga Collection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New Yoga button</text:p>
          </table:table-cell>
          <table:table-cell table:style-name="ce11" office:value-type="string" calcext:value-type="string">
            <text:p>User should be redirected to New Luma Yoga Collection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To verify that Shop New Yoga image leads to New Luma Yoga Collection page after </text:p>
            <text:p>clicking on it, <text:span text:style-name="T4">user should be redirected to  New Luma Yoga Collection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New Yoga image</text:p>
          </table:table-cell>
          <table:table-cell table:style-name="ce11" office:value-type="string" calcext:value-type="string">
            <text:p>User should be redirected to New Luma Yoga Collection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Pants</text:p>
          </table:table-cell>
          <table:table-cell office:value-type="string" calcext:value-type="string">
            <text:p>To verify that Shop Pants leads to Pants page, <text:span text:style-name="T4">user should be redirected to  Pants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Pants image</text:p>
          </table:table-cell>
          <table:table-cell table:style-name="ce11" office:value-type="string" calcext:value-type="string">
            <text:p>User should be redirected to Pants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Tees</text:p>
          </table:table-cell>
          <table:table-cell office:value-type="string" calcext:value-type="string">
            <text:p>To verify that Shop Tees leads to Tees page, <text:span text:style-name="T4">user should be redirected to  Tees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Tees image</text:p>
          </table:table-cell>
          <table:table-cell table:style-name="ce11" office:value-type="string" calcext:value-type="string">
            <text:p>User should be redirected to Tees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Erin recommends</text:p>
          </table:table-cell>
          <table:table-cell office:value-type="string" calcext:value-type="string">
            <text:p><text:span text:style-name="T4">To verify that Shop Erin recommends leads to Erin recommends</text:span> page, <text:span text:style-name="T4">user should be </text:span></text:p>
            <text:p><text:span text:style-name="T4">Redirected to  Erin recommends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Shop Erin recommends</text:span> image</text:p>
          </table:table-cell>
          <table:table-cell table:style-name="ce11" office:value-type="string" calcext:value-type="string">
            <text:p><text:span text:style-name="T4">User should be redirected to Erin recommends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Performance</text:p>
          </table:table-cell>
          <table:table-cell office:value-type="string" calcext:value-type="string">
            <text:p><text:span text:style-name="T4">To verify that Shop Performance leads to Performance Fabrics</text:span> page, <text:span text:style-name="T4">user should be </text:span></text:p>
            <text:p><text:span text:style-name="T4">Redirected to  Performance Fabrics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Shop Performance Fabrics</text:span> image</text:p>
          </table:table-cell>
          <table:table-cell table:style-name="ce11" office:value-type="string" calcext:value-type="string">
            <text:p><text:span text:style-name="T4">User should be redirected to Performance Fabrics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Eco-friendly</text:p>
          </table:table-cell>
          <table:table-cell office:value-type="string" calcext:value-type="string">
            <text:p><text:span text:style-name="T4">To verify that Shop Eco-friendly leads to Eco-friendly</text:span> page, <text:span text:style-name="T4">user should be </text:span></text:p>
            <text:p><text:span text:style-name="T4">Redirected to  Eco-friendly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Shop Eco-friendly </text:span> image</text:p>
          </table:table-cell>
          <table:table-cell table:style-name="ce11" office:value-type="string" calcext:value-type="string">
            <text:p><text:span text:style-name="T4">User should be redirected to Eco-friendly 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To verify the count of link present in footer section. Count of link should be as expected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e count of link present in Footer section</text:p>
          </table:table-cell>
          <table:table-cell office:value-type="string" calcext:value-type="string">
            <text:p>Count of link should be as expected in footer section of Home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To verify the Selenium Video Courses link text <text:s/>redirects to Selenium Video courses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elenium Video Courses.</text:p>
          </table:table-cell>
          <table:table-cell office:value-type="string" calcext:value-type="string">
            <text:p>Selenium Video Courses link text should be  redirect to Selenium Video </text:p>
            <text:p>Courses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4">To verify the Orders and returns link text  redirects to Orders and return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Orders and returns</text:span>.</text:p>
          </table:table-cell>
          <table:table-cell office:value-type="string" calcext:value-type="string">
            <text:p><text:span text:style-name="T4">Orders and returns link text should be  redirect to Orders and return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4">To verify the Search Terms link text  redirects to  Search Term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 Search Terms</text:span>.</text:p>
          </table:table-cell>
          <table:table-cell office:value-type="string" calcext:value-type="string">
            <text:p><text:span text:style-name="T4"> Search Terms link text should be  redirect to  Search Term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4">To verify the Privacy and Cookie Policy link text  redirects to  Privacy and Cookie Policy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 Privacy and Cookie Policy </text:span>.</text:p>
          </table:table-cell>
          <table:table-cell office:value-type="string" calcext:value-type="string">
            <text:p><text:span text:style-name="T4">Privacy and Cookie Policy  link text should be  redirect to  Privacy and Cookie Policy </text:span>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4">To verify the Advanced Search link text  redirects to   Advanced Search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Click on  Advanced Search</text:span>.</text:p>
          </table:table-cell>
          <table:table-cell office:value-type="string" calcext:value-type="string">
            <text:p><text:span text:style-name="T4">  Advanced Search link text should be  redirect to   Advanced Search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4">To verify the Contact Us link text  redirects to   Contact U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<text:s/>Contact Us.</text:p>
          </table:table-cell>
          <table:table-cell office:value-type="string" calcext:value-type="string">
            <text:p><text:span text:style-name="T4">  Contact Us link text should be  redirect to   Contact U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roduct section</text:p>
          </table:table-cell>
          <table:table-cell office:value-type="string" calcext:value-type="string">
            <text:p>To verify the visibility of Hot sellers header above the product section on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4">1.Verify the visibility of Hot sellers header above the </text:span></text:p>
            <text:p><text:span text:style-name="T4">Product section.</text:span></text:p>
          </table:table-cell>
          <table:table-cell office:value-type="string" calcext:value-type="string">
            <text:p>Hot sellers header should be visible above the Product section on Home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" table:default-cell-style-name="ce10"/>
        <table:table-column table:style-name="co20" table:default-cell-style-name="ce10"/>
        <table:table-column table:style-name="co2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reate an Account </text:p>
          </table:table-cell>
          <table:table-cell office:value-type="string" calcext:value-type="string">
            <text:p>To verify the functionality of “Create an Account” link text on Home Page, </text:p>
            <text:p><text:span text:style-name="T4">user should be redirected to Create New Customer Account Page</text:span>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reate an Account link text</text:p>
          </table:table-cell>
          <table:table-cell office:value-type="string" calcext:value-type="string">
            <text:p><text:span text:style-name="T4">User should be redirected to Create New Customer Account Page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table:style-name="ce11" office:value-type="string" calcext:value-type="string">
            <text:p>Create New Customer Account Page</text:p>
          </table:table-cell>
          <table:table-cell table:style-name="ce11"/>
          <table:table-cell office:value-type="string" calcext:value-type="string">
            <text:p><text:span text:style-name="T4">To verify the visibility of Luma Logo on top left corner of Create New </text:span></text:p>
            <text:p><text:span text:style-name="T4">Customer Account Page</text:span></text:p>
          </table:table-cell>
          <table:table-cell table:style-name="ce11"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Luma Logo is visible on top left corner of </text:span></text:p>
            <text:p><text:span text:style-name="T4">Create New Customer Account Page</text:span></text:p>
          </table:table-cell>
          <table:table-cell table:style-name="ce11" office:value-type="string" calcext:value-type="string">
            <text:p><text:span text:style-name="T4">Luma Logo should be visible on top left corner of Create New </text:span></text:p>
            <text:p><text:span text:style-name="T4">Customer Account Page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visibility of “Create New Customer Account” header on </text:span></text:p>
            <text:p><text:span text:style-name="T4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 Verify that Create New Customer Account header</text:span> is </text:p>
            <text:p>Visible on Create New Customer Account Page</text:p>
          </table:table-cell>
          <table:table-cell table:style-name="ce11" office:value-type="string" calcext:value-type="string">
            <text:p><text:span text:style-name="T4">“Create New Customer Account” header should be visible on </text:span></text:p>
            <text:p><text:span text:style-name="T4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visibility of “Personal Information” header on </text:span></text:p>
            <text:p><text:span text:style-name="T4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 Verify that Personal Information header</text:span> is visible on </text:p>
            <text:p>Create New Customer Account Page</text:p>
          </table:table-cell>
          <table:table-cell table:style-name="ce11" office:value-type="string" calcext:value-type="string">
            <text:p><text:span text:style-name="T4">“Personal Information” header should be visible on </text:span></text:p>
            <text:p><text:span text:style-name="T4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visibility of “Sign-In Information” header on </text:span></text:p>
            <text:p><text:span text:style-name="T4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 Verify that Sign-In Information header</text:span> is visible on </text:p>
            <text:p>Create New Customer Account Page</text:p>
          </table:table-cell>
          <table:table-cell table:style-name="ce11" office:value-type="string" calcext:value-type="string">
            <text:p><text:span text:style-name="T4">“Sign-In Information” header should be visible on </text:span></text:p>
            <text:p><text:span text:style-name="T4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To verify the  visibility of “First Name” label on above First Name text field </text:p>
            <text:p><text:span text:style-name="T4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First Name label is visible on above First </text:span></text:p>
            <text:p><text:span text:style-name="T4">Name text field on Create New Customer Account Page </text:span></text:p>
          </table:table-cell>
          <table:table-cell office:value-type="string" calcext:value-type="string">
            <text:p><text:span text:style-name="T5">“First Name” label should be visible on above First Name text </text:span></text:p>
            <text:p><text:span text:style-name="T5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 visibility of “Last Name” label on above Last</text:span> Name text field </text:p>
            <text:p><text:span text:style-name="T4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Last Name label is visible on above Last </text:span></text:p>
            <text:p><text:span text:style-name="T4">Name text field on Create New Customer Account Page </text:span></text:p>
          </table:table-cell>
          <table:table-cell office:value-type="string" calcext:value-type="string">
            <text:p><text:span text:style-name="T4">“Last Name” label should be visible on above Last</text:span><text:span text:style-name="T5"> Name text </text:span></text:p>
            <text:p><text:span text:style-name="T5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 visibility of “Sign Up for Newsletter” label at the right side of </text:span></text:p>
            <text:p><text:span text:style-name="T4">Sign Up for Newsletter</text:span> checkbox o<text:span text:style-name="T4">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Sign Up for Newsletter label is visible at </text:span></text:p>
            <text:p><text:span text:style-name="T4">the right side of Sign Up for Newsletter checkbox on </text:span></text:p>
            <text:p><text:span text:style-name="T4">Create New Customer Account Page </text:span></text:p>
          </table:table-cell>
          <table:table-cell office:value-type="string" calcext:value-type="string">
            <text:p><text:span text:style-name="T4">“Sign Up for Newsletter” label should be visible at the right side of </text:span></text:p>
            <text:p><text:span text:style-name="T4">Sign Up for Newsletter checkbox on Create New Customer </text:span></text:p>
            <text:p><text:span text:style-name="T4">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 visibility of “Email” label on above Email</text:span> text field </text:p>
            <text:p><text:span text:style-name="T4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Email label is visible on above Email </text:span></text:p>
            <text:p><text:span text:style-name="T4">Text field on Create New Customer Account Page </text:span></text:p>
          </table:table-cell>
          <table:table-cell office:value-type="string" calcext:value-type="string">
            <text:p><text:span text:style-name="T4">“Email” label should be visible on above Email</text:span><text:span text:style-name="T5"> text </text:span></text:p>
            <text:p><text:span text:style-name="T5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 visibility of “Password” label on above Password</text:span> text field </text:p>
            <text:p><text:span text:style-name="T4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Password label is visible on above Password </text:span></text:p>
            <text:p><text:span text:style-name="T4">Text field on Create New Customer Account Page </text:span></text:p>
          </table:table-cell>
          <table:table-cell office:value-type="string" calcext:value-type="string">
            <text:p><text:span text:style-name="T4">“Password” label should be visible on above Password</text:span><text:span text:style-name="T5"> text </text:span></text:p>
            <text:p><text:span text:style-name="T5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 visibility of “Confirm Password” label on above Confirm </text:span></text:p>
            <text:p><text:span text:style-name="T4">Password</text:span> text field o<text:span text:style-name="T4">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4">1.Verify that Confirm Password label is visible on above</text:span></text:p>
            <text:p><text:span text:style-name="T4">Confirm Password text field on Create New Customer </text:span></text:p>
            <text:p><text:span text:style-name="T4">Account Page </text:span></text:p>
          </table:table-cell>
          <table:table-cell office:value-type="string" calcext:value-type="string">
            <text:p><text:span text:style-name="T4">“Confirm Password” label should be visible on above Confirm </text:span></text:p>
            <text:p><text:span text:style-name="T4">Password</text:span><text:span text:style-name="T5"> text 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To verify the functionality of “Create an Account” button on Create New </text:p>
            <text:p><text:span text:style-name="T4">Customer Account Page, “This email has already an account” message </text:span></text:p>
            <text:p><text:span text:style-name="T4">Should be visible to  the user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First Name in First Name text field</text:p>
            <text:p><text:span text:style-name="T4">2.Enter Last Name in Last Name text field</text:span></text:p>
            <text:p><text:span text:style-name="T4">3.Check the Sign Up for Newsletter checkbox</text:span></text:p>
            <text:p><text:span text:style-name="T4">4.Enter Email in Email text field</text:span></text:p>
            <text:p><text:span text:style-name="T4">5.Enter Password in Password text field</text:span></text:p>
            <text:p><text:span text:style-name="T4">6.Enter Password in Confirm Password text field</text:span></text:p>
            <text:p><text:span text:style-name="T4">7.Click on Create an Account button</text:span></text:p>
            <text:p/>
          </table:table-cell>
          <table:table-cell office:value-type="string" calcext:value-type="string">
            <text:p>“This email has already an account” message should be visible to <text:s/>the user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5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<text:span text:style-name="T4">To verify the functionality of click here Link text on Create New Customer </text:span></text:p>
            <text:p><text:span text:style-name="T4">Account Page, user should be redirected to Forgot Password Page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First Name in First Name text field</text:p>
            <text:p><text:span text:style-name="T4">2.Enter Last Name in Last Name text field</text:span></text:p>
            <text:p><text:span text:style-name="T4">3.Check the Sign Up for Newsletter checkbox</text:span></text:p>
            <text:p><text:span text:style-name="T4">4.Enter Email in Email text field</text:span></text:p>
            <text:p><text:span text:style-name="T4">5.Enter Password in Password text field</text:span></text:p>
            <text:p><text:span text:style-name="T4">6.Enter Password in Confirm Password text field</text:span></text:p>
            <text:p><text:span text:style-name="T4">7. Click on Create an Account button</text:span></text:p>
            <text:p><text:span text:style-name="T4">8.Click on Click here link text</text:span></text:p>
            <text:p/>
          </table:table-cell>
          <table:table-cell table:style-name="ce11" office:value-type="string" calcext:value-type="string">
            <text:p>User should be redirected to Forgot Password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Subscribe button  Create New Customer </text:span></text:p>
            <text:p><text:span text:style-name="T4">Account Page, “This email has already subscribed the news letter” message </text:span></text:p>
            <text:p><text:span text:style-name="T4">Should be visible to user</text:span></text:p>
          </table:table-cell>
          <table:table-cell office:value-type="string" calcext:value-type="string">
            <text:p>Newsletter should be subscribed</text:p>
          </table:table-cell>
          <table:table-cell office:value-type="string" calcext:value-type="string">
            <text:p>1. Enter the Email in Email for Subscribe text field</text:p>
            <text:p>2.Click on Subscribe button</text:p>
          </table:table-cell>
          <table:table-cell table:style-name="ce11" office:value-type="string" calcext:value-type="string">
            <text:p><text:span text:style-name="T4">“This email has already subscribed the news letter” message Should be </text:span></text:p>
            <text:p><text:span text:style-name="T4">Visible to user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6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empty First </text:span></text:p>
            <text:p><text:span text:style-name="T4">Name on Create New Customer Account Page, “This is a required field.” </text:span></text:p>
            <text:p><text:span text:style-name="T4">message should be visible to  the user below the First Name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5">1.Enter Last Name in Last Name text field</text:span></text:p>
            <text:p><text:span text:style-name="T5">2.Check the Sign Up for Newsletter checkbox</text:span></text:p>
            <text:p><text:span text:style-name="T5">3.Enter Email in Email text field</text:span></text:p>
            <text:p><text:span text:style-name="T5">4.Enter Password in Password text field</text:span></text:p>
            <text:p><text:span text:style-name="T5">5.Enter Password in Confirm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First Name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empty Last </text:span></text:p>
            <text:p><text:span text:style-name="T4">Name on Create New Customer Account Page, “This is a required field.” </text:span></text:p>
            <text:p><text:span text:style-name="T4">message should be visible to  the user below the First Name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Check the Sign Up for Newsletter checkbox</text:span></text:p>
            <text:p><text:span text:style-name="T5">3.Enter Email in Email text field</text:span></text:p>
            <text:p><text:span text:style-name="T5">4.Enter Password in Password text field</text:span></text:p>
            <text:p><text:span text:style-name="T5">5.Enter Password in Confirm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Last Name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unchecked </text:span></text:p>
            <text:p><text:span text:style-name="T4">Sign Up for Newsletter checkbox on Create New Customer Account Page, </text:span></text:p>
            <text:p><text:span text:style-name="T4">“This email has already an account” message should be visible to  the user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Enter Email in Email text field</text:span></text:p>
            <text:p><text:span text:style-name="T5">4.Enter Password in Password text field</text:span></text:p>
            <text:p><text:span text:style-name="T5">5.Enter Password in Confirm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<text:span text:style-name="T4">“This email has already an account” message should be visible to  the user </text:span></text:p>
            <text:p>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empty Email </text:span></text:p>
            <text:p><text:span text:style-name="T4">on Create New Customer Account Page, “This is a required field.” </text:span></text:p>
            <text:p><text:span text:style-name="T4">message should be visible to  the user below 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Check the Sign Up for Newsletter checkbox</text:span></text:p>
            <text:p><text:span text:style-name="T5">4.Enter Password in Password text field</text:span></text:p>
            <text:p><text:span text:style-name="T5">5.Enter Password in Confirm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<text:span text:style-name="T4">Email</text:span>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empty Password </text:span></text:p>
            <text:p><text:span text:style-name="T4">on Create New Customer Account Page, “This is a required field.” </text:span></text:p>
            <text:p><text:span text:style-name="T4">message should be visible to 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Check the Sign Up for Newsletter checkbox</text:span></text:p>
            <text:p><text:span text:style-name="T5">4.Enter Email in Email text field</text:span></text:p>
            <text:p><text:span text:style-name="T5">5.Enter Password in Confirm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empty Confirm </text:span></text:p>
            <text:p><text:span text:style-name="T4">Password on Create New Customer Account Page, “This is a required field.” </text:span></text:p>
            <text:p><text:span text:style-name="T4">message should be visible to  the user below the Confirm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Check the Sign Up for Newsletter checkbox</text:span></text:p>
            <text:p><text:span text:style-name="T5">4.Enter Email in Email text field</text:span></text:p>
            <text:p><text:span text:style-name="T5">5.Enter Password in Password text field</text:span></text:p>
            <text:p><text:span text:style-name="T5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Confirm 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7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Invalid Email </text:span></text:p>
            <text:p><text:span text:style-name="T4">on Create New Customer Account Page, “Please enter a valid email address </text:span></text:p>
            <text:p><text:span text:style-name="T4">(Ex: </text:span><text:span text:style-name="T4"><text:a xlink:href="mailto:johndoe@domain.com" xlink:type="simple">johndoe@domain.com</text:a></text:span><text:span text:style-name="T4">).” message should be visible to  the user below the </text:span></text:p>
            <text:p><text:span text:style-name="T4">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Check the Sign Up for Newsletter checkbox</text:span></text:p>
            <text:p><text:span text:style-name="T5">4.Enter Invalid Email in Email text field</text:span></text:p>
            <text:p><text:span text:style-name="T5">5.Enter Password in Password text field</text:span></text:p>
            <text:p><text:span text:style-name="T5">6.Enter Password in Confirm Password text field</text:span></text:p>
            <text:p><text:span text:style-name="T5">7. Click on Create an Account button</text:span></text:p>
          </table:table-cell>
          <table:table-cell table:style-name="ce11" office:value-type="string" calcext:value-type="string">
            <text:p><text:span text:style-name="T4"> “Please enter a valid email address (Ex: </text:span><text:span text:style-name="T4"><text:a xlink:href="mailto:johndoe@domain.com" xlink:type="simple">johndoe@domain.com</text:a></text:span><text:span text:style-name="T4">).” message </text:span></text:p>
            <text:p><text:span text:style-name="T4">should be visible to  the user below the Email text field </text:span>on Create New </text:p>
            <text:p>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7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4">To verify the functionality of “Create an Account” button with Invalid Password </text:span></text:p>
            <text:p><text:span text:style-name="T4">On Create New Customer Account Page, “Minimum length of this field must be </text:span></text:p>
            <text:p><text:span text:style-name="T4">equal or greater than 8 symbols. Leading and trailing spaces will be ignored.” </text:span></text:p>
            <text:p><text:span text:style-name="T4">message should be visible to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First Name in First Name text field</text:span></text:p>
            <text:p><text:span text:style-name="T5">2.Enter Last Name in Last Name text field</text:span></text:p>
            <text:p><text:span text:style-name="T5">3.Check the Sign Up for Newsletter checkbox</text:span></text:p>
            <text:p><text:span text:style-name="T5">4.Enter Email in Email text field</text:span></text:p>
            <text:p><text:span text:style-name="T5">5.Enter Invalid Password in Password text field</text:span></text:p>
            <text:p><text:span text:style-name="T5">6.Enter Password in Confirm Password text field</text:span></text:p>
            <text:p><text:span text:style-name="T5">7. Click on Create an Account button</text:span></text:p>
          </table:table-cell>
          <table:table-cell table:style-name="ce11" office:value-type="string" calcext:value-type="string">
            <text:p>“Minimum length of this field must be equal or greater than 8 symbols. </text:p>
            <text:p>Leading and trailing spaces will be ignored.” message should be visible to </text:p>
            <text:p>the user below the 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>
        <table:table-column table:style-name="co1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17" table:default-cell-style-name="ce10"/>
        <table:table-column table:style-name="co27" table:default-cell-style-name="ce10"/>
        <table:table-column table:style-name="co28" table:default-cell-style-name="ce10"/>
        <table:table-column table:style-name="co1" table:default-cell-style-name="ce10"/>
        <table:table-column table:style-name="co19" table:default-cell-style-name="ce10"/>
        <table:table-column table:style-name="co29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To verify the functionality of “Sign In” link text on Home Page, </text:p>
            <text:p><text:span text:style-name="T4">user should be redirected to Customer Login Page</text:span>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reate an Account link text</text:p>
          </table:table-cell>
          <table:table-cell office:value-type="string" calcext:value-type="string">
            <text:p>User should be redirected to Customer Login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table:style-name="ce11"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visibility of “Customer Login” header on </text:span></text:p>
            <text:p><text:span text:style-name="T4">Customer Login Page</text:span>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<text:span text:style-name="T4">1.Verify that Customer Login header</text:span> is visible on </text:p>
            <text:p><text:span text:style-name="T4">Customer Login </text:span>Page</text:p>
          </table:table-cell>
          <table:table-cell table:style-name="ce11" office:value-type="string" calcext:value-type="string">
            <text:p><text:span text:style-name="T4">“Customer Login” header should be visible on </text:span></text:p>
            <text:p><text:span text:style-name="T4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visibility of “Registered Customers” header on </text:span></text:p>
            <text:p><text:span text:style-name="T4">Customer Login Page</text:span>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<text:span text:style-name="T4">1.Verify that Registered Customers header</text:span> is visible on </text:p>
            <text:p><text:span text:style-name="T4">Customer Login </text:span>Page</text:p>
          </table:table-cell>
          <table:table-cell table:style-name="ce11" office:value-type="string" calcext:value-type="string">
            <text:p><text:span text:style-name="T4">“Registered Customers” header should be visible on </text:span></text:p>
            <text:p><text:span text:style-name="T4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 visibility of “Email” label on above Email</text:span> text field </text:p>
            <text:p><text:span text:style-name="T4">On Customer Login Page</text:span> 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<text:span text:style-name="T4">1.Verify that Email label is visible on above Email</text:span></text:p>
            <text:p><text:span text:style-name="T4">Text field on Customer Login Page </text:span></text:p>
          </table:table-cell>
          <table:table-cell office:value-type="string" calcext:value-type="string">
            <text:p><text:span text:style-name="T5">“Email” label should be visible on above Email text </text:span></text:p>
            <text:p><text:span text:style-name="T4">field on Customer Login Page</text:span><text:span text:style-name="T5"> </text:span>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 visibility of “Password” label on above Password</text:span> text field </text:p>
            <text:p><text:span text:style-name="T4">On Customer Login Page</text:span> 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<text:span text:style-name="T4">1.Verify that Password label is visible on above Password</text:span></text:p>
            <text:p><text:span text:style-name="T4">Text field on Customer Login Page </text:span></text:p>
          </table:table-cell>
          <table:table-cell office:value-type="string" calcext:value-type="string">
            <text:p><text:span text:style-name="T5">“Password” label should be visible on above Password text </text:span></text:p>
            <text:p><text:span text:style-name="T4">field on Customer Login Page</text:span><text:span text:style-name="T5"> </text:span>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visibility of “try demo customer access” dialog on </text:span></text:p>
            <text:p><text:span text:style-name="T4">Customer Login Page</text:span>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<text:span text:style-name="T4">1.Verify that try demo customer access dialog</text:span> is visible on </text:p>
            <text:p><text:span text:style-name="T4">Customer Login </text:span>Page</text:p>
          </table:table-cell>
          <table:table-cell table:style-name="ce11" office:value-type="string" calcext:value-type="string">
            <text:p><text:span text:style-name="T4">“try demo customer access” dialog should be visible on </text:span></text:p>
            <text:p><text:span text:style-name="T4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 office:value-type="string" calcext:value-type="string">
            <text:p>Create An Account Button</text:p>
          </table:table-cell>
          <table:table-cell office:value-type="string" calcext:value-type="string">
            <text:p><text:span text:style-name="T5">To verify the functionality of Create an account button on Customer Login </text:span></text:p>
            <text:p><text:span text:style-name="T5">Page, user should be redirected to Create New Customer Account Page</text:span>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1.Click on Create an Account button</text:p>
          </table:table-cell>
          <table:table-cell table:style-name="ce11" office:value-type="string" calcext:value-type="string">
            <text:p>User should be redirected to Create New Customer Account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 office:value-type="string" calcext:value-type="string">
            <text:p>Forgot Your Password Button</text:p>
          </table:table-cell>
          <table:table-cell office:value-type="string" calcext:value-type="string">
            <text:p><text:span text:style-name="T5">To verify the functionality of Forgot Your Password button on Customer Login </text:span></text:p>
            <text:p><text:span text:style-name="T5">Page, user should be redirected to Forgot Password Page</text:span></text:p>
          </table:table-cell>
          <table:table-cell office:value-type="string" calcext:value-type="string">
            <text:p><text:span text:style-name="T4">Customer Login </text:span>Page should be opened</text:p>
          </table:table-cell>
          <table:table-cell office:value-type="string" calcext:value-type="string">
            <text:p>1.Click on Create an Forgot Your Password button</text:p>
          </table:table-cell>
          <table:table-cell table:style-name="ce11" office:value-type="string" calcext:value-type="string">
            <text:p>User should be redirected to forgot Your Password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To verify the functionality of Sign in button with invalid email and invalid password, </text:p>
            <text:p>User should not be sign-in in the application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4">User should not be sign-in in the application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functionality of Sign in button with invalid email,  “Please enter a valid </text:span></text:p>
            <text:p><text:span text:style-name="T4">email address (Ex: </text:span><text:span text:style-name="T4"><text:a xlink:href="mailto:johndoe@domain.com" xlink:type="simple">johndoe@domain.com</text:a></text:span><text:span text:style-name="T4">).” message should be visible to  the user below </text:span></text:p>
            <text:p><text:span text:style-name="T4">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“Please enter a valid <text:span text:style-name="T3">email address (Ex: johndoe@domain.com).” </text:span></text:p>
            <text:p><text:span text:style-name="T3">message should be visible to  the user below </text:span>the Email text field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functionality of Sign in button with invalid password,  “Incorrect captcha” </text:span></text:p>
            <text:p><text:span text:style-name="T4">message should be visible to  the user on Customer Login Page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4">“Incorrect captcha”  message should be visible to  the user on Customer</text:span></text:p>
            <text:p><text:span text:style-name="T4">Login Page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functionality of Sign in button with blank Email,  “This is a required field.” </text:span></text:p>
            <text:p><text:span text:style-name="T4">message should be visible to  the user below 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Password in the password text field</text:p>
            <text:p>2.Click on Sign in button</text:p>
          </table:table-cell>
          <table:table-cell table:style-name="ce11" office:value-type="string" calcext:value-type="string">
            <text:p><text:span text:style-name="T4">“This is a required field.”  message should be visible to  the user below the </text:span></text:p>
            <text:p><text:span text:style-name="T4">Email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functionality of Sign in button with blank Password,  “This is a required field.” </text:span></text:p>
            <text:p><text:span text:style-name="T4">message should be visible to 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4">1.Enter the Email in Email text field</text:span></text:p>
            <text:p>2.Click on Sign in button</text:p>
          </table:table-cell>
          <table:table-cell table:style-name="ce11" office:value-type="string" calcext:value-type="string">
            <text:p><text:span text:style-name="T4">“This is a required field.”  message should be visible to  the user below the </text:span></text:p>
            <text:p><text:span text:style-name="T4">Password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4">To verify the functionality of Sign in button with blank Email &amp; blank Password,  “This is a </text:span></text:p>
            <text:p><text:span text:style-name="T4">required field.” message should be visible to  the user below the Password text field</text:span></text:p>
          </table:table-cell>
          <table:table-cell office:value-type="string" calcext:value-type="string">
            <text:p>Customer Login Page should be opened</text:p>
          </table:table-cell>
          <table:table-cell office:value-type="string" calcext:value-type="string">
            <text:p>1.Click on Sign in button</text:p>
          </table:table-cell>
          <table:table-cell table:style-name="ce11" office:value-type="string" calcext:value-type="string">
            <text:p><text:span text:style-name="T4">“This is a required field.”  message should be visible to  the user below the </text:span></text:p>
            <text:p><text:span text:style-name="T4">Password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To verify the functionality of Sign in button with valid credentials, </text:p>
            <text:p>User should be sign-in in the application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4">User should be sign-in in the application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2" table:default-cell-style-name="ce10"/>
        <table:table-column table:style-name="co48" table:number-columns-repeated="2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1" table:default-cell-style-name="ce10"/>
        <table:table-column table:style-name="co55" table:default-cell-style-name="ce10"/>
        <table:table-column table:style-name="co56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8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To verify the add to cart functionality on Cart Page, user should be able to</text:p>
            <text:p>Add desired item in the cart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Search the desired product</text:p>
            <text:p>2.Select size</text:p>
            <text:p>3.Select color</text:p>
            <text:p>4.Click on Add to cart button</text:p>
            <text:p/>
          </table:table-cell>
          <table:table-cell office:value-type="string" calcext:value-type="string">
            <text:p>User should be able to add desired item in the cart.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Proceed to checkout</text:p>
          </table:table-cell>
          <table:table-cell office:value-type="string" calcext:value-type="string">
            <text:p>To verify the proceed to checkout functionality on Cart Page, user should be</text:p>
            <text:p>redirected to checkout page.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Click on Cart icon</text:p>
            <text:p>2.Click on Proceed to checkout button</text:p>
            <text:p/>
          </table:table-cell>
          <table:table-cell office:value-type="string" calcext:value-type="string">
            <text:p><text:span text:style-name="T4">User should be redirected to checkout page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9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Shipping Details</text:p>
          </table:table-cell>
          <table:table-cell office:value-type="string" calcext:value-type="string">
            <text:p>To verify that after filling the details on shipping details on clicking of </text:p>
            <text:p>Next button, user should be redirected to Payments method page.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Enter the Email in Email text field</text:p>
            <text:p>2.Enter the first name in first name text field</text:p>
            <text:p>3.Enter the last name in last name text field</text:p>
            <text:p>4.Enter the Company name in company text field</text:p>
            <text:p>5.Enter the Address in address text field</text:p>
            <text:p>6.Enter the City name in city text field</text:p>
            <text:p>7.Enter the postal code in postal code text field</text:p>
            <text:p>8.Enter the phone number in phone number text field</text:p>
            <text:p>9.Select the country name in country drop down</text:p>
            <text:p>10.Select the State name in state drop down</text:p>
            <text:p>11.Click on Price radio button</text:p>
            <text:p>12.Click on Next button</text:p>
            <text:p/>
          </table:table-cell>
          <table:table-cell office:value-type="string" calcext:value-type="string">
            <text:p><text:span text:style-name="T4">User should be redirected to Payments method page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pply Discount</text:p>
          </table:table-cell>
          <table:table-cell office:value-type="string" calcext:value-type="string">
            <text:p>To verify the functionality of Apply discount button, if there is no valid </text:p>
            <text:p>discount code then error message should be displayed to the user.</text:p>
          </table:table-cell>
          <table:table-cell office:value-type="string" calcext:value-type="string">
            <text:p>Payments method page should be opened</text:p>
          </table:table-cell>
          <table:table-cell office:value-type="string" calcext:value-type="string">
            <text:p>1.Click on apply discount drop down</text:p>
            <text:p>2.Enter the discount code in discount code text field</text:p>
          </table:table-cell>
          <table:table-cell table:style-name="ce11" office:value-type="string" calcext:value-type="string">
            <text:p><text:span text:style-name="T4">If there is no valid discount code then error message should be</text:span></text:p>
            <text:p><text:span text:style-name="T4">Displayed to the user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Place order</text:p>
          </table:table-cell>
          <table:table-cell office:value-type="string" calcext:value-type="string">
            <text:p>To verify the functionality of Place order button, the order should be placed </text:p>
            <text:p>and order placed message should be visible to user.</text:p>
          </table:table-cell>
          <table:table-cell office:value-type="string" calcext:value-type="string">
            <text:p>Place order page should be opened</text:p>
          </table:table-cell>
          <table:table-cell office:value-type="string" calcext:value-type="string">
            <text:p>1.Click on Address same checkbox</text:p>
            <text:p>2.Click on Place order button</text:p>
          </table:table-cell>
          <table:table-cell office:value-type="string" calcext:value-type="string">
            <text:p><text:span text:style-name="T4">The order should be placed and order placed message should </text:span></text:p>
            <text:p><text:span text:style-name="T4">Be visible to user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Order and Returns</text:p>
          </table:table-cell>
          <table:table-cell office:value-type="string" calcext:value-type="string">
            <text:p>To verify that user should be able to return order on Orders and Returns Page.</text:p>
          </table:table-cell>
          <table:table-cell office:value-type="string" calcext:value-type="string">
            <text:p>Order and Returns Page should be opened</text:p>
          </table:table-cell>
          <table:table-cell office:value-type="string" calcext:value-type="string">
            <text:p>1.Enter the order Id in Order Id text field.</text:p>
            <text:p>2.Enter the Billing Last Name in Billing Last Name text field.</text:p>
            <text:p>3.Select the option Find Order By as Postal Code.</text:p>
            <text:p>4.Enter Billing zip Code in Billing Zip Code text field.</text:p>
            <text:p>5.Click on continue Button.</text:p>
          </table:table-cell>
          <table:table-cell office:value-type="string" calcext:value-type="string">
            <text:p>Order Information should be visible to the user with Order Id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Order and Returns</text:p>
          </table:table-cell>
          <table:table-cell office:value-type="string" calcext:value-type="string">
            <text:p>To verify that shipping and billing address is same on Orders and Returns Page.</text:p>
          </table:table-cell>
          <table:table-cell office:value-type="string" calcext:value-type="string">
            <text:p>Order and Returns Page should be opened</text:p>
          </table:table-cell>
          <table:table-cell office:value-type="string" calcext:value-type="string">
            <text:p><text:span text:style-name="T4">1.verify that shipping and billing address is same</text:span></text:p>
          </table:table-cell>
          <table:table-cell table:style-name="ce11" office:value-type="string" calcext:value-type="string">
            <text:p>Shipping and billing address should be same on Orders and returns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2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1" table:default-cell-style-name="ce10"/>
        <table:table-column table:style-name="co19" table:default-cell-style-name="ce10"/>
        <table:table-column table:style-name="co47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at My account Page should be visible to user when user click on My account </text:p>
            <text:p>option after sign in into the Application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ign in on Home Page</text:p>
            <text:p>2.Enter the Email in Email text field.</text:p>
            <text:p>3.Enter the password in password text field.</text:p>
            <text:p>4.Click on Sign in button.</text:p>
            <text:p>5.Click on Account Drop down.</text:p>
            <text:p>6.Click on My account.</text:p>
          </table:table-cell>
          <table:table-cell office:value-type="string" calcext:value-type="string">
            <text:p>My account Page should be visible to user when user sign in </text:p>
            <text:p>Into the Application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y Wish List</text:p>
          </table:table-cell>
          <table:table-cell office:value-type="string" calcext:value-type="string">
            <text:p><text:span text:style-name="T4">To verify that My Wish List Page should be visible to user when user click on My Wish </text:span></text:p>
            <text:p><text:span text:style-name="T4">List option after </text:span>sign in into the Application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Account Drop down.</text:p>
            <text:p>2.Click on My Wish List.</text:p>
          </table:table-cell>
          <table:table-cell office:value-type="string" calcext:value-type="string">
            <text:p><text:span text:style-name="T4">My Wish List Page should be visible to user  when user click on </text:span></text:p>
            <text:p><text:span text:style-name="T4">My Wish List option after sign in into the Application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My Account </text:p>
          </table:table-cell>
          <table:table-cell office:value-type="string" calcext:value-type="string">
            <text:p>Account Information</text:p>
          </table:table-cell>
          <table:table-cell office:value-type="string" calcext:value-type="string">
            <text:p>To verify that user should be able to edit and save the account information on My Account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Edit Contact Info.</text:p>
            <text:p>2.Clear the First Name.</text:p>
            <text:p>3.Clear the Last Name.</text:p>
            <text:p>4.Enter the First Name in First Name text field.</text:p>
            <text:p><text:span text:style-name="T4">5.Enter the Last Name in Last Name text field.</text:span></text:p>
            <text:p><text:span text:style-name="T4">6.Click on Save Button.</text:span></text:p>
          </table:table-cell>
          <table:table-cell office:value-type="string" calcext:value-type="string">
            <text:p>Account Information saved message should be visible to user and </text:p>
            <text:p>Updated Account Information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My Account </text:p>
          </table:table-cell>
          <table:table-cell office:value-type="string" calcext:value-type="string">
            <text:p>Newsletter Subscription</text:p>
          </table:table-cell>
          <table:table-cell office:value-type="string" calcext:value-type="string">
            <text:p>To verify that user should be able to edit and save the Newsletter subscription on My Account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edit Newsletters.</text:p>
            <text:p>2.Check the General Subscription Checkbox.</text:p>
            <text:p>3.Click on Save Button.</text:p>
          </table:table-cell>
          <table:table-cell office:value-type="string" calcext:value-type="string">
            <text:p><text:span text:style-name="T4">User should be able to edit and save the Newsletter subscription </text:span></text:p>
            <text:p><text:span text:style-name="T4">and </text:span>Subscription message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orders</text:p>
          </table:table-cell>
          <table:table-cell office:value-type="string" calcext:value-type="string">
            <text:p>To verify that My orders option redirects to My Orders Page &amp; orders info should be visible </text:p>
            <text:p>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My orders.</text:p>
          </table:table-cell>
          <table:table-cell table:style-name="ce11" office:value-type="string" calcext:value-type="string">
            <text:p>My orders option  should redirected to My Orders Page &amp; orders info </text:p>
            <text:p>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Downloadable Products</text:p>
          </table:table-cell>
          <table:table-cell office:value-type="string" calcext:value-type="string">
            <text:p><text:span text:style-name="T4">To verify that My Downloadable Products option redirects to My Downloadable Products</text:span> Page </text:p>
            <text:p>&amp; Products info should be visible To user if any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My Downloadable Products</text:span>.</text:p>
          </table:table-cell>
          <table:table-cell table:style-name="ce11" office:value-type="string" calcext:value-type="string">
            <text:p><text:span text:style-name="T4">My Downloadable Products option  should redirected to My </text:span></text:p>
            <text:p><text:span text:style-name="T4">Downloadable Products Page &amp; Products info should be visible To user</text:span></text:p>
            <text:p><text:span text:style-name="T4">If any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Wish List</text:p>
          </table:table-cell>
          <table:table-cell office:value-type="string" calcext:value-type="string">
            <text:p><text:span text:style-name="T4">To verify that My Wish List option redirects to My Wish List</text:span> Page &amp; wish List Products should be</text:p>
            <text:p> visible to user if any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My Wish List</text:span>.</text:p>
          </table:table-cell>
          <table:table-cell table:style-name="ce11" office:value-type="string" calcext:value-type="string">
            <text:p><text:span text:style-name="T4">My Wish List option  should redirected to My Wish List &amp; wish List </text:span></text:p>
            <text:p><text:span text:style-name="T4">Products should be visible to user if any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ddress Book</text:p>
          </table:table-cell>
          <table:table-cell office:value-type="string" calcext:value-type="string">
            <text:p><text:span text:style-name="T4">To verify that Address Book option redirects to Address Book</text:span> Page &amp; Address info should be </text:p>
            <text:p>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Address Book</text:span>.</text:p>
          </table:table-cell>
          <table:table-cell table:style-name="ce11" office:value-type="string" calcext:value-type="string">
            <text:p><text:span text:style-name="T4">Address Book option  should redirected to Address Book Page &amp; </text:span></text:p>
            <text:p><text:span text:style-name="T4">Address</text:span>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ccount Information</text:p>
          </table:table-cell>
          <table:table-cell office:value-type="string" calcext:value-type="string">
            <text:p><text:span text:style-name="T4">To verify that Account Information option redirects to Account Information &amp; Account</text:span> info </text:p>
            <text:p>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Account Information</text:span>.</text:p>
          </table:table-cell>
          <table:table-cell table:style-name="ce11" office:value-type="string" calcext:value-type="string">
            <text:p><text:span text:style-name="T4">Account Information option  should redirected to Account Information </text:span></text:p>
            <text:p><text:span text:style-name="T4">Page &amp; Account Information </text:span>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Stored Payment Methods</text:p>
          </table:table-cell>
          <table:table-cell office:value-type="string" calcext:value-type="string">
            <text:p><text:span text:style-name="T4">To verify that Stored Payment Methods option redirects to Stored Payment Methods Page &amp; </text:span></text:p>
            <text:p><text:span text:style-name="T4">Stored Payment Methods</text:span>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Stored Payment Methods</text:span>.</text:p>
          </table:table-cell>
          <table:table-cell table:style-name="ce11" office:value-type="string" calcext:value-type="string">
            <text:p><text:span text:style-name="T4">Stored Payment Methods option  should redirected to Stored Payment </text:span></text:p>
            <text:p><text:span text:style-name="T4">Methods</text:span> Page &amp; orders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Product Reviews</text:p>
          </table:table-cell>
          <table:table-cell office:value-type="string" calcext:value-type="string">
            <text:p><text:span text:style-name="T4">To verify that My Product Reviews option redirects to My Product Reviews Page &amp; </text:span></text:p>
            <text:p><text:span text:style-name="T4">My Product Reviews </text:span>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My Product Reviews</text:span>.</text:p>
          </table:table-cell>
          <table:table-cell table:style-name="ce11" office:value-type="string" calcext:value-type="string">
            <text:p><text:span text:style-name="T4">My Product Reviews option  should redirected to My Product Reviews</text:span> </text:p>
            <text:p><text:span text:style-name="T4">Page &amp; My Product Reviews </text:span>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Newsletter Subscription</text:p>
          </table:table-cell>
          <table:table-cell office:value-type="string" calcext:value-type="string">
            <text:p><text:span text:style-name="T4">To verify that Newsletter Subscription option redirects to Newsletter Subscription Page &amp; </text:span></text:p>
            <text:p><text:span text:style-name="T4">Newsletter Subscription</text:span>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Newsletter Subscription</text:span>.</text:p>
          </table:table-cell>
          <table:table-cell table:style-name="ce11" office:value-type="string" calcext:value-type="string">
            <text:p><text:span text:style-name="T4">Newsletter Subscription option  should redirected to Newsletter </text:span></text:p>
            <text:p><text:span text:style-name="T4">Subscription Page &amp; Newsletter Subscription</text:span>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e functionality of View All link text, user should be redirected to My Account Page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all.</text:p>
          </table:table-cell>
          <table:table-cell table:style-name="ce11" office:value-type="string" calcext:value-type="string">
            <text:p>User should be redirected to My Account Page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orders</text:p>
          </table:table-cell>
          <table:table-cell office:value-type="string" calcext:value-type="string">
            <text:p>To verify the functionality of View Order link text, user should be redirected to Order Page &amp; </text:p>
            <text:p>Order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Order.</text:p>
          </table:table-cell>
          <table:table-cell table:style-name="ce11" office:value-type="string" calcext:value-type="string">
            <text:p>User should be redirected to Order Page &amp; Order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e functionality of Sign out button user should be Sign out from the application and </text:p>
            <text:p>after 5 seconds homepage should be visible to the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Account Drop down.</text:p>
            <text:p>2.Click on Sign out button.</text:p>
          </table:table-cell>
          <table:table-cell table:style-name="ce11" office:value-type="string" calcext:value-type="string">
            <text:p><text:span text:style-name="T4">User should be Sign out from the application and after 5 seconds homepage </text:span></text:p>
            <text:p><text:span text:style-name="T4">Should be visible to the user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<text:span text:style-name="T4">To verify  that Change Password redirect to Edit account Information Page, user should be </text:span></text:p>
            <text:p><text:span text:style-name="T4">Redirected to Edit account Information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</table:table-cell>
          <table:table-cell office:value-type="string" calcext:value-type="string">
            <text:p>User should be redirected to Edit account Information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To verify the change password functionality, user should be able to change the password &amp; able to </text:p>
            <text:p>Sign in in the application using new password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  <text:p>2.Enter current password in current password text field.</text:p>
            <text:p><text:span text:style-name="T4">3.Enter new password in new password text field.</text:span></text:p>
            <text:p><text:span text:style-name="T4">4.Enter new password in confirm password text field.</text:span></text:p>
            <text:p><text:span text:style-name="T4">5.Click on Save button.</text:span></text:p>
          </table:table-cell>
          <table:table-cell office:value-type="string" calcext:value-type="string">
            <text:p><text:span text:style-name="T4">User should be able to change the password &amp; able to Sign in in the application </text:span></text:p>
            <text:p><text:span text:style-name="T4">Using new password.</text:span>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email</text:p>
          </table:table-cell>
          <table:table-cell office:value-type="string" calcext:value-type="string">
            <text:p>To verify the change email functionality, user should be able to change the email &amp; able to </text:p>
            <text:p>Sign in in the application using new email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  <text:p>2.Check the change email checkbox.</text:p>
            <text:p><text:span text:style-name="T4">3.Uncheck the change password checkbox.</text:span></text:p>
            <text:p><text:span text:style-name="T4">4.Enter the email in email text field.</text:span></text:p>
            <text:p><text:span text:style-name="T4">5.Enter current password in password text field.</text:span></text:p>
            <text:p><text:span text:style-name="T4">6.Click on Save button.</text:span></text:p>
          </table:table-cell>
          <table:table-cell office:value-type="string" calcext:value-type="string">
            <text:p><text:span text:style-name="T4">User should be able to change the email &amp; able to Sign in in the application </text:span></text:p>
            <text:p><text:span text:style-name="T4">Using new email.</text:span>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anage Address</text:p>
          </table:table-cell>
          <table:table-cell office:value-type="string" calcext:value-type="string">
            <text:p><text:span text:style-name="T4">To verify  that Manage Address redirect to Address Book Page, user should be </text:span></text:p>
            <text:p><text:span text:style-name="T4">Redirected to Address Book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Manage Address</text:span>.</text:p>
          </table:table-cell>
          <table:table-cell office:value-type="string" calcext:value-type="string">
            <text:p>User should be redirected to Redirected to Address Book <text:s/>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Billing Address</text:p>
          </table:table-cell>
          <table:table-cell office:value-type="string" calcext:value-type="string">
            <text:p><text:span text:style-name="T4">To verify  that Change Billing Address redirect to Edit address Page, user should be </text:span></text:p>
            <text:p><text:span text:style-name="T4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 Change Billing Address</text:span>.</text:p>
          </table:table-cell>
          <table:table-cell office:value-type="string" calcext:value-type="string">
            <text:p><text:span text:style-name="T4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Shipping Address</text:p>
          </table:table-cell>
          <table:table-cell office:value-type="string" calcext:value-type="string">
            <text:p><text:span text:style-name="T4">To verify  that Change Shipping Address redirect to Edit address Page, user should be </text:span></text:p>
            <text:p><text:span text:style-name="T4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Change Shipping Address</text:span>.</text:p>
          </table:table-cell>
          <table:table-cell office:value-type="string" calcext:value-type="string">
            <text:p><text:span text:style-name="T4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Edit Billing Address</text:p>
          </table:table-cell>
          <table:table-cell office:value-type="string" calcext:value-type="string">
            <text:p><text:span text:style-name="T4">To verify  that Edit Billing  Address redirect to Edit address Page, user should be </text:span></text:p>
            <text:p><text:span text:style-name="T4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Edit Billing  Address</text:span>.</text:p>
          </table:table-cell>
          <table:table-cell office:value-type="string" calcext:value-type="string">
            <text:p><text:span text:style-name="T4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<text:span text:style-name="T4">Edit Shipping</text:span> Address</text:p>
          </table:table-cell>
          <table:table-cell office:value-type="string" calcext:value-type="string">
            <text:p><text:span text:style-name="T4">To verify  that Edit Shipping  Address redirect to Edit address Page, user should be </text:span></text:p>
            <text:p><text:span text:style-name="T4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4">1.Click on Edit Shipping  Address</text:span>.</text:p>
          </table:table-cell>
          <table:table-cell office:value-type="string" calcext:value-type="string">
            <text:p><text:span text:style-name="T4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To verify that user should be able to add the item in the cart which is recently order by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heck the Radiant Tee checkbox.</text:p>
            <text:p>2.Click on Add to Cart button.</text:p>
          </table:table-cell>
          <table:table-cell office:value-type="string" calcext:value-type="string">
            <text:p>User should be able to add the item in the cart which is recently order by user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To verify that reorder redirects to Shopping Cart Page, user should be redirected to Shopping </text:p>
            <text:p>Cart Page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All.</text:p>
            <text:p>2.Click on Reorder.</text:p>
          </table:table-cell>
          <table:table-cell office:value-type="string" calcext:value-type="string">
            <text:p>User should be redirected to Shopping Cart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8:32:14.549000000</meta:creation-date>
    <dc:date>2023-05-16T16:17:20.496000000</dc:date>
    <meta:editing-duration>PT9H14M34S</meta:editing-duration>
    <meta:editing-cycles>32</meta:editing-cycles>
    <meta:generator>LibreOffice/7.4.1.2$Windows_X86_64 LibreOffice_project/3c58a8f3a960df8bc8fd77b461821e42c061c5f0</meta:generator>
    <meta:document-statistic meta:table-count="5" meta:cell-count="1218" meta:object-count="0"/>
  </office:meta>
</office:document-meta>
</file>